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terialeigenschafen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ängen/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Längen/m</text:p>
          </table:table-cell>
          <table:table-cell office:value-type="string" calcext:value-type="string">
            <text:p>Feh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_12</text:p>
          </table:table-cell>
          <table:table-cell table:formula="of:=7.5/100" office:value-type="float" office:value="0.075" calcext:value-type="float">
            <text:p>0,075</text:p>
          </table:table-cell>
          <table:table-cell table:formula="of:=3/100" office:value-type="float" office:value="0.03" calcext:value-type="float">
            <text:p>0,03</text:p>
          </table:table-cell>
          <table:table-cell office:value-type="string" calcext:value-type="string">
            <text:p>L_34</text:p>
          </table:table-cell>
          <table:table-cell table:formula="of:=113/1000" office:value-type="float" office:value="0.113" calcext:value-type="float">
            <text:p>0,113</text:p>
          </table:table-cell>
          <table:table-cell table:formula="of:=3/1000" office:value-type="float" office:value="0.003" calcext:value-type="float">
            <text:p>0,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_12</text:p>
          </table:table-cell>
          <table:table-cell table:formula="of:=35/1000" office:value-type="float" office:value="0.035" calcext:value-type="float">
            <text:p>0,035</text:p>
          </table:table-cell>
          <table:table-cell table:formula="of:=2/1000" office:value-type="float" office:value="0.002" calcext:value-type="float">
            <text:p>0,002</text:p>
          </table:table-cell>
          <table:table-cell office:value-type="string" calcext:value-type="string">
            <text:p>l_34</text:p>
          </table:table-cell>
          <table:table-cell table:formula="of:=35/1000" office:value-type="float" office:value="0.035" calcext:value-type="float">
            <text:p>0,035</text:p>
          </table:table-cell>
          <table:table-cell table:formula="of:=2/1000" office:value-type="float" office:value="0.002" calcext:value-type="float">
            <text:p>0,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_12</text:p>
          </table:table-cell>
          <table:table-cell table:formula="of:=35/10000" office:value-type="float" office:value="0.0035" calcext:value-type="float">
            <text:p>0,0035</text:p>
          </table:table-cell>
          <table:table-cell table:formula="of:=1.5/1000" office:value-type="float" office:value="0.0015" calcext:value-type="float">
            <text:p>0,0015</text:p>
          </table:table-cell>
          <table:table-cell office:value-type="string" calcext:value-type="string">
            <text:p>d_34</text:p>
          </table:table-cell>
          <table:table-cell table:formula="of:=35/10000" office:value-type="float" office:value="0.0035" calcext:value-type="float">
            <text:p>0,0035</text:p>
          </table:table-cell>
          <table:table-cell table:formula="of:=1.5/1000" office:value-type="float" office:value="0.0015" calcext:value-type="float">
            <text:p>0,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5*226" office:value-type="float" office:value="1130" calcext:value-type="float">
            <text:p>113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0.5" calcext:value-type="float">
            <text:p>0,5</text:p>
          </table:table-cell>
          <table:table-cell office:value-type="float" office:value="-12" calcext:value-type="float">
            <text:p>-12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0.5" calcext:value-type="float">
            <text:p>0,5</text:p>
          </table:table-cell>
          <table:table-cell office:value-type="float" office:value="-8" calcext:value-type="float">
            <text:p>-8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0.5" calcext:value-type="float">
            <text:p>0,5</text:p>
          </table:table-cell>
          <table:table-cell office:value-type="float" office:value="-4" calcext:value-type="float">
            <text:p>-4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5*226" office:value-type="float" office:value="1130" calcext:value-type="float">
            <text:p>113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-14.8" calcext:value-type="float">
            <text:p>-14,8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11.3" calcext:value-type="float">
            <text:p>-11,3</text:p>
          </table:table-cell>
          <table:table-cell office:value-type="float" office:value="0.5" calcext:value-type="float">
            <text:p>0,5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.5" calcext:value-type="float">
            <text:p>0,5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-3.85" calcext:value-type="float">
            <text:p>-3,85</text:p>
          </table:table-cell>
          <table:table-cell office:value-type="float" office:value="0.5" calcext:value-type="float">
            <text:p>0,5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X-Ach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16"/>
        </table:table-row>
        <table:table-row table:style-name="ro1">
          <table:table-cell table:formula="of:=27*50" office:value-type="float" office:value="1350" calcext:value-type="float">
            <text:p>13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4"/>
          <table:table-cell table:formula="of:=50*9.5" office:value-type="float" office:value="475" calcext:value-type="float">
            <text:p>475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14.8" calcext:value-type="float">
            <text:p>-14,8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7.6" calcext:value-type="float">
            <text:p>-7,6</text:p>
          </table:table-cell>
          <table:table-cell office:value-type="float" office:value="0.5" calcext:value-type="float">
            <text:p>0,5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4.3" calcext:value-type="float">
            <text:p>14,3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-Ach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16"/>
        </table:table-row>
        <table:table-row table:style-name="ro1">
          <table:table-cell table:formula="of:=5*230" office:value-type="float" office:value="1150" calcext:value-type="float">
            <text:p>11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4"/>
          <table:table-cell table:formula="of:=26.5*50" office:value-type="float" office:value="1325" calcext:value-type="float">
            <text:p>1325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-15.1" calcext:value-type="float">
            <text:p>-15,1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12.9" calcext:value-type="float">
            <text:p>-12,9</text:p>
          </table:table-cell>
          <table:table-cell office:value-type="float" office:value="0.5" calcext:value-type="float">
            <text:p>0,5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-11.1" calcext:value-type="float">
            <text:p>-11,1</text:p>
          </table:table-cell>
          <table:table-cell office:value-type="float" office:value="0.5" calcext:value-type="float">
            <text:p>0,5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9.8" calcext:value-type="float">
            <text:p>-9,8</text:p>
          </table:table-cell>
          <table:table-cell office:value-type="float" office:value="0.5" calcext:value-type="float">
            <text:p>0,5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.5" calcext:value-type="float">
            <text:p>0,5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6.45" calcext:value-type="float">
            <text:p>-6,45</text:p>
          </table:table-cell>
          <table:table-cell office:value-type="float" office:value="0.5" calcext:value-type="float">
            <text:p>0,5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0.5" calcext:value-type="float">
            <text:p>0,5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2.8" calcext:value-type="float">
            <text:p>-2,8</text:p>
          </table:table-cell>
          <table:table-cell office:value-type="float" office:value="0.5" calcext:value-type="float">
            <text:p>0,5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.1" calcext:value-type="float">
            <text:p>10,1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3.6" calcext:value-type="float">
            <text:p>13,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22*50" office:value-type="float" office:value="1100" calcext:value-type="float">
            <text:p>110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16"/>
        </table:table-row>
        <table:table-row table:style-name="ro1">
          <table:table-cell table:formula="of:=23.6*50" office:value-type="float" office:value="1180" calcext:value-type="float">
            <text:p>118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4"/>
          <table:table-cell table:formula="of:=7*50" office:value-type="float" office:value="350" calcext:value-type="float">
            <text:p>3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20*50" office:value-type="float" office:value="1000" calcext:value-type="float">
            <text:p>100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11:43:19.6167484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12:19:53.892763630</dc:date>
    <dc:creator>frederik </dc:creator>
    <meta:generator>LibreOffice/4.2.4.2$Linux_x86 LibreOffice_project/420m0$Build-2</meta:generator>
    <meta:editing-duration>PT14M15S</meta:editing-duration>
    <meta:editing-cycles>3</meta:editing-cycles>
    <meta:document-statistic meta:table-count="1" meta:cell-count="359" meta:object-count="0"/>
  </office:meta>
</office:document-meta>
</file>